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officeooo:rsid="005437d0" officeooo:paragraph-rsid="005437d0"/>
    </style:style>
    <style:style style:name="P20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9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31">right-click переключение стиля управления.</text:p>
          </table:table-cell>
          <table:table-cell table:style-name="Table1.B2" office:value-type="string">
            <text:p text:style-name="P32">доработать<text:span text:style-name="T1">: если интерфейс не поймал клик, то смена стиля управления.</text:span></text:p>
            <text:p text:style-name="P33">Only in travel mode</text:p>
          </table:table-cell>
        </table:table-row>
        <table:table-row>
          <table:table-cell table:style-name="Table1.A2" office:value-type="string">
            <text:p text:style-name="P22">interface.id</text:p>
            <text:p text:style-name="P22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2">TouchOver interface_id</text:p>
            <text:p text:style-name="P22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9">handle "image not found" in thread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5">Настройки сохранения jpg?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6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7">BUG: если кликнуть до загрузки floater image / floaterlabels выдаёт SIGSEGV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14" office:value-type="string">
            <text:p text:style-name="P8"><text:span text:style-name="T2">[bug] </text:span>FRAMES NOT SCALED CORRECTLY!!!</text:p>
          </table:table-cell>
          <table:table-cell table:style-name="Table1.B14" office:value-type="string">
            <text:p text:style-name="P24">Problem with float &lt;==&gt; fixed px conversions for frames.</text:p>
            <text:p text:style-name="P24"/>
            <text:p text:style-name="P10">Set backwards x1x2y1y2</text:p>
            <text:p text:style-name="P10"/>
            <text:p text:style-name="P11">property x1 read f_x1 write setx1</text:p>
          </table:table-cell>
        </table:table-row>
        <table:table-row>
          <table:table-cell table:style-name="Table1.A14" office:value-type="string">
            <text:p text:style-name="P16">scaling: Integer priority / float priority</text:p>
          </table:table-cell>
          <table:table-cell table:style-name="Table1.B14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9">Thread: all <text:span text:style-name="T3">actors'</text:span> actions in a thread. Thread suspend on pause</text:p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12">SingleInterfaceElement.FrameGap</text:p>
          </table:table-cell>
          <table:table-cell table:style-name="Table1.B2" office:value-type="string">
            <text:p text:style-name="P25">0 - default</text:p>
            <text:p text:style-name="P25">&gt;0 - for text</text:p>
            <text:p text:style-name="P25">&lt;0 for avatars, etc.</text:p>
          </table:table-cell>
        </table:table-row>
        <table:table-row>
          <table:table-cell table:style-name="Table1.A2" office:value-type="string">
            <text:p text:style-name="P13">1px frame for healthbars!</text:p>
          </table:table-cell>
          <table:table-cell table:style-name="Table1.B2" office:value-type="string">
            <text:p text:style-name="P30">Partly done</text:p>
          </table:table-cell>
        </table:table-row>
        <table:table-row>
          <table:table-cell table:style-name="Table1.A2" office:value-type="string">
            <text:p text:style-name="P14">Interface element should rescale its onw content!</text:p>
          </table:table-cell>
          <table:table-cell table:style-name="Table1.B2" office:value-type="string">
            <text:p text:style-name="P26">e.g.</text:p>
            <text:p text:style-name="P26">damageOverlay.Content.base.copyxywh(self.base); damageOverlay.Content.AnimateTo(asFadeIn);</text:p>
            <text:p text:style-name="P26">damageOverlay.rescale; <text:s/></text:p>
          </table:table-cell>
        </table:table-row>
        <table:table-row>
          <table:table-cell table:style-name="Table1.A14" office:value-type="string">
            <text:p text:style-name="P15">health label disappears after hit</text:p>
          </table:table-cell>
          <table:table-cell table:style-name="Table1.B14" office:value-type="string">
            <text:p text:style-name="P27"/>
          </table:table-cell>
        </table:table-row>
        <text:soft-page-break/>
        <table:table-row>
          <table:table-cell table:style-name="Table1.A2" office:value-type="string">
            <text:p text:style-name="P15">timeout for slide-out depending on situation</text:p>
          </table:table-cell>
          <table:table-cell table:style-name="Table1.B2" office:value-type="string">
            <text:p text:style-name="P27">select: infinite</text:p>
            <text:p text:style-name="P27">over: 0 sec.</text:p>
            <text:p text:style-name="P27">hit: 1 sec. / fade out hit-overlay</text:p>
          </table:table-cell>
        </table:table-row>
        <table:table-row>
          <table:table-cell table:style-name="Table1.A2" office:value-type="string">
            <text:p text:style-name="P16">select character (click)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7">set animation time (not only default)</text:p>
          </table:table-cell>
          <table:table-cell table:style-name="Table1.B2" office:value-type="string">
            <text:p text:style-name="P28">e.g. faster for onHit</text:p>
          </table:table-cell>
        </table:table-row>
        <table:table-row>
          <table:table-cell table:style-name="Table1.A2" office:value-type="string">
            <text:p text:style-name="P18">Animated texture</text:p>
          </table:table-cell>
          <table:table-cell table:style-name="Table1.B2" office:value-type="string">
            <text:p text:style-name="P28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34"/>
          </table:table-cell>
          <table:table-cell table:style-name="Table1.B2" office:value-type="string">
            <text:p text:style-name="P28"/>
          </table:table-cell>
        </table:table-row>
      </table:table>
      <text:p text:style-name="P1"/>
      <text:p text:style-name="P1"/>
      <text:p text:style-name="P34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34"/>
      <text:p text:style-name="P34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00:08:39.191168175</dc:date>
    <meta:editing-duration>PT14H33M43S</meta:editing-duration>
    <meta:editing-cycles>45</meta:editing-cycles>
    <meta:generator>LibreOffice/4.3.3.2$Linux_X86_64 LibreOffice_project/430m0$Build-2</meta:generator>
    <meta:document-statistic meta:table-count="1" meta:image-count="0" meta:object-count="0" meta:page-count="2" meta:paragraph-count="52" meta:word-count="280" meta:character-count="2207" meta:non-whitespace-character-count="1977"/>
  </office:meta>
</office:document-meta>
</file>